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Collegamento_32_ipertestuale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float" office:value="10" table:formula="of:=sommaric(1;2;3;4)" table:number-matrix-columns-spanned="1" table:number-matrix-rows-spanned="1" table:style-name="ce1">
            <text:p>10</text:p>
          </table:table-cell>
          <table:table-cell table:number-columns-repeated="5" table:style-name="ce1"/>
          <table:table-cell office:value-type="string" table:style-name="ce2">
            <text:p><text:a xlink:href="http://www.anthony-vba.kefra.com/vba/vba7.htm">http://www.anthony-vba.kefra.com/vba/vba7.htm</text:a>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0.38905609893065" table:formula="of:=somma1(2;2)" table:number-matrix-columns-spanned="1" table:number-matrix-rows-spanned="1" table:style-name="ce1">
            <text:p>10,389056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3">
            <text:p>=Bi_Call_Eur(100,95,0.25,0.07,0.20,50)</text:p>
          </table:table-cell>
          <table:table-cell table:number-columns-repeated="16377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ollegamento_32_ipertestuale" style:display-name="Collegamento ipertestual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CORTE RICCARDO [SM2001609]</meta:initial-creator>
    <dc:creator>CORTE RICCARDO [SM2001609]</dc:creator>
    <meta:creation-date>2025-03-21T14:39:37Z</meta:creation-date>
    <dc:date>2025-03-21T15:23:00Z</dc:date>
  </office:meta>
</office:document-meta>
</file>